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fo:font-style="italic" fo:font-weight="bold" style:font-style-asian="italic" style:font-weight-asian="bold"/>
    </style:style>
    <style:style style:name="P4" style:family="paragraph" style:parent-style-name="Standard">
      <style:paragraph-properties fo:text-align="end" style:justify-single-word="false"/>
      <style:text-properties fo:color="#ff0000" fo:font-style="italic" style:font-style-asian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a821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officeooo:rsid="001a821c" style:font-style-asian="italic" style:font-weight-asian="bold"/>
    </style:style>
    <style:style style:name="T6" style:family="text">
      <style:text-properties officeooo:rsid="001a82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 ОБРАЗОВАТЕЛЬНОЕ УЧРЕЖДЕНИЕ ВЫСШЕГО ОБРАЗОВАНИЯ</text:p>
      <text:p text:style-name="P1"><text:span text:style-name="T1">«САНКТ-ПЕТЕРБУРГСКИЙ </text:span><text:span text:style-name="T2">НИУ ИТМО</text:span><text:span text:style-name="T1">»</text:span></text:p>
      <text:p text:style-name="P2"/>
      <text:p text:style-name="P1"><text:span text:style-name="T1">Факультет </text:span><text:span text:style-name="T2">ПИиКТ</text:span></text:p>
      <text:p text:style-name="P3"/>
      <text:p text:style-name="P3"/>
      <text:p text:style-name="P3"/>
      <text:p text:style-name="P3"/>
      <text:p text:style-name="P3"/>
      <text:p text:style-name="P2"><text:bookmark text:name="_gjdgxs"/></text:p>
      <text:p text:style-name="P2">Дисциплина:</text:p>
      <text:p text:style-name="P1"><text:span text:style-name="T3">«</text:span><text:span text:style-name="T5">Вычислительная математика</text:span><text:span text:style-name="T3">»</text:span></text:p>
      <text:p text:style-name="P2"/>
      <text:p text:style-name="P2"/>
      <text:p text:style-name="P2"/>
      <text:p text:style-name="P1"><text:span text:style-name="T1">ОТЧЕТ ПО ЛАБОРАТОРНОЙ РАБОТЕ №</text:span><text:span text:style-name="T3">1</text:span></text:p>
      <text:p text:style-name="P3"/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5">Студент гр. <text:span text:style-name="T6">P3213</text:span></text:p>
      <text:p text:style-name="P7">Неевин Кирилл</text:p>
      <text:p text:style-name="P5"/>
      <text:p text:style-name="P6">Проверила:</text:p>
      <text:p text:style-name="P6"/>
      <text:p text:style-name="P7"><text:s/>Малышева Татьяна Алексеевна</text:p>
      <text:p text:style-name="P7"/>
      <text:p text:style-name="P7"/>
      <text:p text:style-name="P4"/>
      <text:p text:style-name="P4"/>
      <text:p text:style-name="P4"/>
      <text:p text:style-name="P4"/>
      <text:p text:style-name="P1">Санкт-Петербург</text:p>
      <text:p text:style-name="P1">2022г.</text:p>
      <text:p text:style-name="P1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30%" fo:text-align="justify" style:justify-single-word="false" fo:text-indent="0.49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9T14:11:19.238051479</dc:date>
    <meta:editing-duration>PT2M20S</meta:editing-duration>
    <meta:editing-cycles>1</meta:editing-cycles>
    <meta:document-statistic meta:table-count="0" meta:image-count="0" meta:object-count="0" meta:page-count="2" meta:paragraph-count="13" meta:word-count="32" meta:character-count="297" meta:non-whitespace-character-count="277"/>
  </office:meta>
</office:document-meta>
</file>